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75cm" fo:min-width="5.1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1.7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3.5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2.38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1.7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5.6cm" svg:height="10cm" svg:x="12.6cm" svg:y="4.8cm">
          <text:p text:style-name="P1">APM2.8 Bo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2cm" svg:height="1.8cm" svg:x="20.4cm" svg:y="8.904cm">
          <text:p text:style-name="P1">DC-D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4cm" svg:x="6.8cm" svg:y="5.2cm">
          <text:p text:style-name="P1">Satellite Mode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2.4cm" svg:x="6.8cm" svg:y="7cm">
          <text:p text:style-name="P1">Motor Controll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1.4cm" svg:x="7.44cm" svg:y="10.4cm">
          <text:p text:style-name="P1">Data Logg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8cm" svg:height="1.8cm" svg:x="7.76cm" svg:y="12.6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2.2cm" svg:height="2cm" svg:x="20.4cm" svg:y="4.8cm">
          <text:p text:style-name="P1">Battery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2.8cm" svg:height="2cm" svg:x="24.6cm" svg:y="4.8cm">
          <text:p text:style-name="P1">Solar Pane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2cm" svg:height="1cm" svg:x="1cm" svg:y="7cm">
          <text:p text:style-name="P1">Motor + Prop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2cm" svg:height="1cm" svg:x="1cm" svg:y="8.4cm">
          <text:p text:style-name="P1">Motor + Prop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8cm" svg:height="1.6cm" svg:x="20.6cm" svg:y="7cm">
          <draw:text-box>
            <text:p text:style-name="P2">12V → +Vin</text:p>
            <text:p text:style-name="P2">0V <text:s/>→ GND</text:p>
          </draw:text-box>
        </draw:frame>
        <draw:connector draw:style-name="gr11" draw:text-style-name="P4" draw:layer="layout" svg:x1="20.4cm" svg:y1="9.804cm" svg:x2="18.2cm" svg:y2="9.8cm" draw:start-shape="id1" draw:start-glue-point="3" draw:end-shape="id2" svg:d="M20400 9804h-1100v-4h-1100" svg:viewBox="0 0 2201 5">
          <text:p/>
        </draw:connector>
        <draw:connector draw:style-name="gr11" draw:text-style-name="P4" draw:layer="layout" svg:x1="24.6cm" svg:y1="5.8cm" svg:x2="22.6cm" svg:y2="5.8cm" draw:start-shape="id3" draw:start-glue-point="3" draw:end-shape="id4" draw:end-glue-point="1" svg:d="M24600 5800h-2000" svg:viewBox="0 0 2001 1">
          <text:p/>
        </draw:connector>
        <draw:connector draw:style-name="gr11" draw:text-style-name="P4" draw:layer="layout" svg:x1="21.5cm" svg:y1="6.8cm" svg:x2="21.5cm" svg:y2="8.904cm" draw:start-shape="id4" draw:start-glue-point="2" draw:end-shape="id1" svg:d="M21500 6800v2104" svg:viewBox="0 0 1 2105">
          <text:p/>
        </draw:connector>
        <draw:line draw:style-name="gr12" draw:text-style-name="P4" draw:layer="layout" svg:x1="12.6cm" svg:y1="5.8cm" svg:x2="10.8cm" svg:y2="5.8cm">
          <text:p/>
        </draw:line>
        <draw:line draw:style-name="gr11" draw:text-style-name="P4" draw:layer="layout" svg:x1="12.6cm" svg:y1="7.8cm" svg:x2="10.8cm" svg:y2="7.8cm">
          <text:p/>
        </draw:line>
        <draw:line draw:style-name="gr11" draw:text-style-name="P4" draw:layer="layout" svg:x1="12.6cm" svg:y1="8.4cm" svg:x2="10.8cm" svg:y2="8.4cm">
          <text:p/>
        </draw:line>
        <draw:line draw:style-name="gr13" draw:text-style-name="P4" draw:layer="layout" svg:x1="12.6cm" svg:y1="10.8cm" svg:x2="10.64cm" svg:y2="10.8cm">
          <text:p/>
        </draw:line>
        <draw:line draw:style-name="gr12" draw:text-style-name="P4" draw:layer="layout" svg:x1="10.64cm" svg:y1="13.4cm" svg:x2="12.6cm" svg:y2="13.4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4:32:26.295881342</meta:creation-date>
    <meta:editing-duration>PT2M37S</meta:editing-duration>
    <meta:editing-cycles>2</meta:editing-cycles>
    <meta:generator>LibreOffice/5.1.6.2$Linux_X86_64 LibreOffice_project/10m0$Build-2</meta:generator>
    <dc:date>2017-03-24T14:55:41.636991593</dc:date>
    <meta:document-statistic meta:object-count="42"/>
  </office:meta>
</office:document-meta>
</file>